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yleEnhancer/dialog-lb.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tyleEnhancer/styleenhancer.xml"/>
  <manifest:file-entry manifest:media-type="text/xml" manifest:full-path="Basic/StyleEnhancer/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n" fo:country="CA"/>
    </style:style>
    <style:style style:name="P2" style:family="paragraph" style:parent-style-name="Text_20_body">
      <style:text-properties fo:language="en" fo:country="CA"/>
    </style:style>
    <style:style style:name="P3" style:family="paragraph" style:parent-style-name="Heading_20_1">
      <style:text-properties fo:language="en" fo:country="CA"/>
    </style:style>
    <style:style style:name="P4" style:family="paragraph" style:parent-style-name="Preformatted_20_Text">
      <style:text-properties fo:language="en" fo:country="CA"/>
    </style:style>
    <style:style style:name="P5" style:family="paragraph" style:parent-style-name="Heading_20_3">
      <style:text-properties fo:language="en" fo:country="CA"/>
    </style:style>
    <style:style style:name="P6" style:family="paragraph" style:parent-style-name="Footer">
      <style:paragraph-properties fo:text-align="center" style:justify-single-word="false"/>
      <style:text-properties fo:language="en" fo:country="CA"/>
    </style:style>
    <style:style style:name="P7" style:family="paragraph" style:parent-style-name="OrgSubtitle">
      <style:text-properties fo:language="en" fo:country="CA"/>
    </style:style>
    <style:style style:name="P8" style:family="paragraph" style:parent-style-name="OrgTitle">
      <style:text-properties fo:language="en" fo:country="CA"/>
    </style:style>
    <style:style style:name="T1" style:family="text">
      <style:text-properties fo:language="en" fo:country="CA"/>
    </style:style>
    <number:date-style style:name="N36" number:automatic-order="true">
      <number:year number:style="long"/>
      <number:text>-</number:text>
      <number:month number:style="long"/>
      <number:text>-</number:text>
      <number:day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Style Enhancer Development Report</text:title></text:p>
      <text:p text:style-name="P7">Christian Gagné</text:p>
      <text:p text:style-name="P7"><text:date style:data-style-name="N76" text:date-value="2013-03-05T11:40:31.99">March 5, 2013</text:date></text:p>
      <text:h text:style-name="P3" text:outline-level="1">Notes</text:h>
      <text:p text:style-name="Text_20_body"><text:span text:style-name="T1">Index </text:span><text:span text:style-name="Emphasis"><text:span text:style-name="T1">entries</text:span></text:span><text:span text:style-name="T1"> can be created for certain paragraph styles, but not for strings that have a certain character style.</text:span></text:p>
      <text:p text:style-name="Text_20_body"><text:span text:style-name="T1">The </text:span><text:span text:style-name="Emphasis"><text:span text:style-name="T1">routine</text:span></text:span><text:span text:style-name="T1"> should add all strings with a certain character style to a list and export this list of occurrences to a plain text file. Then, anything can be done with this text file (process it with UNIX text tools, search the strings in the document to find all occurrences and apply other styles, specify the occurrences as index entries etc.) In fact, the file could be in the SDI format, which is actually a CSV file intented specifically for index entries in Writer documents.</text:span></text:p>
      <text:p text:style-name="Text_20_body"><text:span text:style-name="T1">Idea: “If span with </text:span><text:span text:style-name="Emphasis"><text:span text:style-name="T1">any</text:span></text:span><text:span text:style-name="T1"> character style contains only whitespace, un-apply character style but keep said whitespace.”</text:span></text:p>
      <text:h text:style-name="P3" text:outline-level="1">Library: StyleEnhancer</text:h>
      <text:h text:style-name="P1" text:outline-level="2">Module: styleenhancer</text:h>
      <text:p text:style-name="P2">Here is the header of the module on <text:date style:data-style-name="N36" text:date-value="2013-03-05T11:40:31.99">2013-03-05</text:date>:</text:p>
      <text:p text:style-name="P4"/>
      <text:p text:style-name="P4">' Visual guide for sizing the IDE window,</text:p>
      <text:p text:style-name="P4">' so that it does not exceed 80 columns:</text:p>
      <text:p text:style-name="P4">' <text:s text:c="4"/>-&gt;' <text:s text:c="4"/>-&gt;' <text:s text:c="4"/>-&gt;' <text:s text:c="4"/>-&gt;' <text:s text:c="4"/>-&gt;' <text:s text:c="4"/>-&gt;' <text:s text:c="4"/>-&gt;' <text:s text:c="4"/>-&gt;' <text:s text:c="4"/>-&gt;' <text:s text:c="2"/>80-&gt;</text:p>
      <text:p text:style-name="P4"/>
      <text:p text:style-name="P4">' Everything gets thrown into this module for now. Appropriate separation</text:p>
      <text:p text:style-name="P4">' will comme later.</text:p>
      <text:p text:style-name="P4"/>
      <text:p text:style-name="P4">' 2-space indents are used because some statements can get quite long.</text:p>
      <text:p text:style-name="P4"/>
      <text:p text:style-name="P4">Option Explicit</text:p>
      <text:h text:style-name="P5" text:outline-level="3">Subroutine: applyCharacterStyletoNextWord</text:h>
      <text:p text:style-name="Text_20_body"><text:span text:style-name="T1">This subroutine currently works and the range of text to which it is applied could be changed by getting a </text:span><text:span text:style-name="OrgCode"><text:span text:style-name="T1">TextRange</text:span></text:span><text:span text:style-name="T1"> value from another function.</text:span></text:p>
      <text:h text:style-name="P5" text:outline-level="3"><text:soft-page-break/>Subroutine: findCharStyleinDocument</text:h>
      <text:p text:style-name="Text_20_body"><text:span text:style-name="T1">This subroutine is currently a bunch of nonsense. I have yet to understand how to find the occurrences of a </text:span><text:span text:style-name="Emphasis"><text:span text:style-name="T1">character style</text:span></text:span><text:span text:style-name="T1"> in a document.</text:span></text:p>
      <text:p text:style-name="Text_20_body"><text:span text:style-name="T1">Hypothesis: It would seem that a </text:span><text:span text:style-name="OrgCode"><text:span text:style-name="T1">searchDescriptor</text:span></text:span><text:span text:style-name="T1"> can only search the same stuff that can be searched in the GUI, or properties defined by the </text:span><text:span text:style-name="OrgCode"><text:span text:style-name="T1">awt</text:span></text:span><text:span text:style-name="T1"> module. The problem is that this module is supposed to be used for GUI development using an “Abstract Window Toolkit” that gives access to OpenOffice’s “Visual Component Library”. In other words, these properties are part of the frame or the controller, not the model. The only “model” style properties that can be found with a </text:span><text:span text:style-name="OrgCode"><text:span text:style-name="T1">searchDescriptor</text:span></text:span><text:span text:style-name="T1"> are those of paragraphs.</text:span></text:p>
      <text:p text:style-name="P2">Next attempt: iterate over paragraphs (create enumerations), find text ranges (text portions?) that have the desired character 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fios"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language="en" fo:country="CA" style:font-size-asian="10.5pt"/>
    </style:style>
    <style:style style:name="Heading" style:family="paragraph" style:parent-style-name="Standard" style:next-style-name="Text_20_body" style:class="text">
      <style:paragraph-properties fo:margin-top="0.423cm" fo:margin-bottom="0.212cm" fo:keep-with-next="always"/>
      <style:text-properties style:font-name="Kurier"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text-align="justify" style:justify-single-word="false" fo:widows="2" fo:hyphenation-ladder-count="2" fo:text-indent="0.559cm" style:auto-text-indent="false" style:page-number="auto" style:shadow="none"/>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Source Code Pro" fo:font-size="8pt" fo:language="en" fo:country="CA"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OrgTitle" style:family="paragraph" style:parent-style-name="Title">
      <style:paragraph-properties fo:margin-top="0cm" fo:margin-bottom="0cm"/>
      <style:text-properties fo:font-size="24pt"/>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rgVerse" style:family="paragraph" style:parent-style-name="Text_20_body" style:master-page-name="">
      <style:paragraph-properties fo:margin="100%" fo:margin-left="0cm" fo:margin-right="0cm" fo:margin-top="0cm" fo:margin-bottom="0cm" fo:text-align="start" style:justify-single-word="false" fo:widows="0" fo:hyphenation-ladder-count="2" fo:text-indent="0cm" style:auto-text-indent="false" style:page-number="auto" fo:background-color="transparent" fo:padding="0cm" fo:border="none" style:shadow="none">
        <style:background-image/>
      </style:paragraph-properties>
      <style:text-properties fo:hyphenate="false" fo:hyphenation-remain-char-count="2" fo:hyphenation-push-char-count="2"/>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agraph-properties fo:margin-top="0cm" fo:margin-bottom="0.21cm"/>
    </style:style>
    <style:style style:name="OrgCenter" style:family="paragraph" style:parent-style-name="Text_20_body" style:master-page-name="">
      <style:paragraph-properties fo:margin="100%" fo:margin-left="0cm" fo:margin-right="0cm" fo:margin-top="0cm" fo:margin-bottom="0cm" fo:text-align="center" style:justify-single-word="false" fo:widows="0" fo:hyphenation-ladder-count="2" fo:text-indent="0cm" style:auto-text-indent="false" style:page-number="auto"/>
      <style:text-properties fo:hyphenate="false" fo:hyphenation-remain-char-count="2" fo:hyphenation-push-char-count="2"/>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IERL-Exergue" style:family="paragraph" style:parent-style-name="Standard" style:master-page-name="">
      <style:paragraph-properties fo:text-align="end" style:justify-single-word="false" style:page-number="auto"/>
      <style:text-properties fo:font-size="11pt" fo:font-style="italic" style:font-size-asian="10.5pt"/>
    </style:style>
    <style:style style:name="CIERL-Titre-de-partie" style:family="paragraph" style:parent-style-name="Heading_20_1" style:next-style-name="CIERL-Corps-de-texte" style:default-outline-level="1" style:list-style-name="" style:master-page-name="">
      <style:paragraph-properties style:page-number="auto"/>
    </style:style>
    <style:style style:name="CIERL-Titre-chapitre-article" style:family="paragraph" style:parent-style-name="Heading_20_2" style:next-style-name="CIERL-Corps-de-texte" style:default-outline-level="2" style:list-style-name="">
      <style:paragraph-properties fo:margin="100%" fo:margin-left="0cm" fo:margin-right="0cm" fo:margin-top="0cm" fo:margin-bottom="0cm" fo:text-indent="0cm" style:auto-text-indent="false"/>
    </style:style>
    <style:style style:name="CIERL-Sous-titre-chapitre" style:family="paragraph" style:parent-style-name="Subtitle" style:next-style-name="CIERL-Corps-de-texte"/>
    <style:style style:name="CIERL-Titre-principal" style:family="paragraph" style:parent-style-name="Title" style:next-style-name="CIERL-Corps-de-texte"/>
    <style:style style:name="CIERL-Titre-de-section" style:family="paragraph" style:parent-style-name="Heading_20_3" style:next-style-name="CIERL-Corps-de-texte" style:default-outline-level="3" style:list-style-name=""/>
    <style:style style:name="CIERL-Auteur-article" style:family="paragraph" style:parent-style-name="Subtitle" style:next-style-name="CIERL-Corps-de-texte">
      <style:text-properties fo:font-style="normal" fo:font-weight="normal"/>
    </style:style>
    <style:style style:name="CIERL-Titre-de-sous-section" style:family="paragraph" style:parent-style-name="Heading_20_4" style:next-style-name="CIERL-Corps-de-texte" style:default-outline-level="4" style:list-style-name=""/>
    <style:style style:name="CIERL-Date-article" style:family="paragraph" style:parent-style-name="Subtitle" style:next-style-name="CIERL-Corps-de-texte">
      <style:text-properties fo:font-style="normal" fo:font-weight="normal"/>
    </style:style>
    <style:style style:name="CIERL-Epigraphe" style:family="paragraph" style:parent-style-name="CIERL-Exergue" style:next-style-name="CIERL-Corps-de-texte">
      <style:paragraph-properties fo:margin="100%" fo:margin-left="6.77cm" fo:margin-right="0cm" fo:margin-top="0.559cm" fo:margin-bottom="0.559cm" fo:text-indent="0cm" style:auto-text-indent="false"/>
    </style:style>
    <style:style style:name="CIERL-Epigraphe-anglais" style:family="paragraph" style:parent-style-name="CIERL-Epigraphe" style:next-style-name="CIERL-Corps-de-texte">
      <style:text-properties fo:language="en" fo:country="CA"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ERL-Epigraphe-source" style:family="paragraph" style:parent-style-name="CIERL-Epigraphe" style:next-style-name="CIERL-Corps-de-texte">
      <style:paragraph-properties fo:margin-top="0cm" fo:margin-bottom="0.559cm"/>
      <style:text-properties style:font-size-asian="10.5pt"/>
    </style:style>
    <style:style style:name="CIERL-Titre-de-sous-sous-section" style:family="paragraph" style:parent-style-name="Heading_20_5" style:next-style-name="CIERL-Corps-de-texte" style:default-outline-level="5" style:list-style-name="">
      <style:text-properties fo:font-size="12pt" fo:font-weight="normal"/>
    </style:style>
    <style:style style:name="CIERL-Titre-de-paragraphe" style:family="paragraph" style:parent-style-name="Heading_20_6" style:next-style-name="CIERL-Corps-de-texte" style:default-outline-level="6" style:list-style-name=""/>
    <style:style style:name="CIERL-Titre-de-sous-paragraphe" style:family="paragraph" style:parent-style-name="Heading_20_7" style:next-style-name="CIERL-Corps-de-texte" style:default-outline-level="7" style:list-style-name=""/>
    <style:style style:name="CIERL-Corps-de-texte" style:family="paragraph" style:parent-style-name="Text_20_body"/>
    <style:style style:name="CIERL-Entree-de-bibliographie" style:family="paragraph" style:parent-style-name="Standard" style:master-page-name="">
      <style:paragraph-properties fo:margin-top="0cm" fo:margin-bottom="0.21cm" fo:text-align="justify" style:justify-single-word="false" fo:hyphenation-ladder-count="3" style:page-number="auto"/>
      <style:text-properties style:font-size-asian="10.5pt" fo:hyphenate="true" fo:hyphenation-remain-char-count="2" fo:hyphenation-push-char-count="2"/>
    </style:style>
    <style:style style:name="CIERL-Citation-longue" style:family="paragraph" style:parent-style-name="Quotations" style:master-page-name="">
      <style:paragraph-properties fo:margin-top="0.21cm" fo:margin-bottom="0.21cm" style:page-number="auto"/>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Separateur" style:family="paragraph" style:parent-style-name="Standard" style:next-style-name="Text_20_body" style:master-page-name="">
      <style:paragraph-properties fo:margin="100%" fo:margin-left="5.08cm" fo:margin-right="5.08cm" fo:margin-top="0cm" fo:margin-bottom="0cm" fo:text-align="center" style:justify-single-word="false" fo:text-indent="0cm" style:auto-text-indent="false" style:page-number="auto" fo:padding="0cm" fo:border-left="none" fo:border-right="none" fo:border-top="none" fo:border-bottom="0.018cm solid #808080" style:shadow="none"/>
      <style:text-properties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Source Code Pro" fo:background-color="transparent" style:font-name-asian="NSimSun" style:font-size-asian="10.5pt" style:font-name-complex="Courier New"/>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Auteur-ouvrage" style:family="text">
      <style:text-properties fo:font-variant="small-caps" style:font-name="Brill"/>
    </style:style>
    <style:style style:name="Titre-ouvrage" style:family="text">
      <style:text-properties fo:font-style="italic"/>
    </style:style>
    <style:style style:name="CIERL-Auteur-ouvrage" style:family="text">
      <style:text-properties fo:font-variant="small-caps" style:font-name="GaramondNo8" style:font-size-asian="10.5pt"/>
    </style:style>
    <style:style style:name="Strong_20_Emphasis" style:display-name="Strong Emphasis" style:family="text">
      <style:text-properties fo:font-weight="bold" style:font-weight-asian="bold" style:font-weight-complex="bold"/>
    </style:style>
    <style:style style:name="CIERL-Titre-ouvrage" style:family="text">
      <style:text-properties style:font-name="GaramondNo81" fo:font-style="italic" style:font-size-asian="10.5pt"/>
    </style:style>
    <style:style style:name="Bullet_20_Symbols" style:display-name="Bullet Symbols" style:family="text">
      <style:text-properties style:font-name="OpenSymbol" style:font-name-asian="OpenSymbol" style:font-name-complex="OpenSymbol"/>
    </style:style>
    <style:style style:name="CIERL-Nom-dans-index" style:family="text">
      <style:text-properties fo:font-variant="small-caps" style:font-name="GaramondNo8" style:font-size-asian="10.5pt"/>
    </style:style>
    <style:style style:name="CIERL-Accentuation-legere" style:family="text" style:parent-style-name="Emphasis">
      <style:text-properties style:font-size-asian="10.5pt"/>
    </style:style>
    <style:style style:name="CIERL-Accentuation-forte" style:family="text" style:parent-style-name="Strong_20_Emphasis">
      <style:text-properties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CIERL-Liste-sans-ordre">
      <text:list-level-style-bullet text:level="1" text:style-name="Bullet_5f_20_5f_Symbols" text:bullet-char="•">
        <style:list-level-properties text:list-level-position-and-space-mode="label-alignment">
          <style:list-level-label-alignment text:label-followed-by="listtab" text:list-tab-stop-position="0.42cm" fo:text-indent="-0.42cm" fo:margin-left="0.42cm"/>
        </style:list-level-properties>
        <style:text-properties fo:font-family="StarSymbol"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85cm" fo:text-indent="-0.43cm" fo:margin-left="0.85cm"/>
        </style:list-level-properties>
        <style:text-properties fo:font-family="StarSymbol"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1.27cm" fo:text-indent="-0.42cm" fo:margin-left="1.27cm"/>
        </style:list-level-properties>
        <style:text-properties fo:font-family="StarSymbol"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1.69cm" fo:text-indent="-0.42cm" fo:margin-left="1.69cm"/>
        </style:list-level-properties>
        <style:text-properties fo:font-family="StarSymbol"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2.12cm" fo:text-indent="-0.43cm" fo:margin-left="2.12cm"/>
        </style:list-level-properties>
        <style:text-properties fo:font-family="StarSymbol"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2.54cm" fo:text-indent="-0.42cm" fo:margin-left="2.54cm"/>
        </style:list-level-properties>
        <style:text-properties fo:font-family="StarSymbol"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2.96cm" fo:text-indent="-0.42cm" fo:margin-left="2.96cm"/>
        </style:list-level-properties>
        <style:text-properties fo:font-family="StarSymbol"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3.39cm" fo:text-indent="-0.43cm" fo:margin-left="3.39cm"/>
        </style:list-level-properties>
        <style:text-properties fo:font-family="StarSymbol"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3.81cm" fo:text-indent="-0.42cm" fo:margin-left="3.81cm"/>
        </style:list-level-properties>
        <style:text-properties fo:font-family="StarSymbol"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4.23cm" fo:text-indent="-0.42cm" fo:margin-left="4.23cm"/>
        </style:list-level-properties>
        <style:text-properties fo:font-family="StarSymbol" style:font-charset="x-symbol"/>
      </text:list-level-style-bullet>
    </text:list-style>
    <text:list-style style:name="CIERL-Liste-avec-ordre">
      <text:list-level-style-number text:level="1" style:num-suffix="." style:num-format="1">
        <style:list-level-properties text:list-level-position-and-space-mode="label-alignment">
          <style:list-level-label-alignment text:label-followed-by="listtab" text:list-tab-stop-position="0.42cm" fo:text-indent="-0.42cm" fo:margin-left="0.42cm"/>
        </style:list-level-properties>
      </text:list-level-style-number>
      <text:list-level-style-number text:level="2" style:num-suffix="." style:num-format="1">
        <style:list-level-properties text:list-level-position-and-space-mode="label-alignment">
          <style:list-level-label-alignment text:label-followed-by="listtab" text:list-tab-stop-position="0.85cm" fo:text-indent="-0.43cm" fo:margin-left="0.8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42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69cm" fo:text-indent="-0.42cm" fo:margin-left="1.69cm"/>
        </style:list-level-properties>
      </text:list-level-style-number>
      <text:list-level-style-number text:level="5" style:num-suffix="." style:num-format="1">
        <style:list-level-properties text:list-level-position-and-space-mode="label-alignment">
          <style:list-level-label-alignment text:label-followed-by="listtab" text:list-tab-stop-position="2.12cm" fo:text-indent="-0.43cm" fo:margin-left="2.12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42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2.96cm" fo:text-indent="-0.42cm" fo:margin-left="2.96cm"/>
        </style:list-level-properties>
      </text:list-level-style-number>
      <text:list-level-style-number text:level="8" style:num-suffix="." style:num-format="1">
        <style:list-level-properties text:list-level-position-and-space-mode="label-alignment">
          <style:list-level-label-alignment text:label-followed-by="listtab" text:list-tab-stop-position="3.39cm" fo:text-indent="-0.43cm" fo:margin-left="3.39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42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23cm" fo:text-indent="-0.42cm" fo:margin-left="4.2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usage="mirrored">
      <style:page-layout-properties fo:page-width="21.59cm" fo:page-height="27.94cm" style:num-format="1" style:print-orientation="portrait" fo:margin-top="3.39cm" fo:margin-bottom="3.39cm" fo:margin-left="3.39cm" fo:margin-right="3.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1</text:page-number></text:p>
      </style:footer>
    </style:master-page>
    <style:master-page style:name="OrgFirstPage" style:page-layout-name="Mpm4" style:next-style-name="OrgPage">
      <style:footer>
        <text:p text:style-name="MP1"><text:page-number text:select-page="current">1</text:page-number></text:p>
      </style:footer>
    </style:master-page>
    <style:master-page style:name="OrgPage" style:page-layout-name="Mpm5">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5:28:24</meta:creation-date>
    <meta:generator>OpenOffice.org/3.4.1$Unix OpenOffice.org_project/341m1$Build-9593</meta:generator>
    <dc:date>2013-03-05T11:40:32</dc:date>
    <meta:editing-duration>PT6H15M5S</meta:editing-duration>
    <meta:editing-cycles>88</meta:editing-cycles>
    <dc:title>Style Enhancer Development Report</dc:title>
    <meta:document-statistic meta:table-count="0" meta:image-count="0" meta:object-count="0" meta:page-count="2" meta:paragraph-count="27" meta:word-count="360" meta:character-count="2218"/>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tyleEnhancer/script-lb.xml><?xml version="1.0" encoding="utf-8"?>
<!DOCTYPE library  PUBLIC '-//OpenOffice.org//DTD OfficeDocument 1.0//EN'  'library.dtd'>
<library:library xmlns:library="http://openoffice.org/2000/library" library:name="StyleEnhancer" library:readonly="false" library:passwordprotected="false">
  <library:element library:name="styleenhancer"/>
</library:library>
</file>

<file path=Basic/StyleEnhancer/styleenhancer.xml><?xml version="1.0" encoding="utf-8"?>
<!DOCTYPE module  PUBLIC '-//OpenOffice.org//DTD OfficeDocument 1.0//EN'  'module.dtd'>
<script:module xmlns:script="http://openoffice.org/2000/script" script:name="styleenhancer" script:language="StarBasic">
' Visual guide for sizing the IDE window,
' so that it does not exceed 80 columns:
'     -&gt;'     -&gt;'     -&gt;'     -&gt;'     -&gt;'     -&gt;'     -&gt;'     -&gt;'     -&gt;'   80-&gt;

' Everything gets thrown into this module for now. Appropriate separation
' will comme later.

' 2-space indents are used because some statements can get quite long.

Option Explicit

sub applyCharacterStyletoNextWord()

  ' Variable declarations
  dim theCurrentDocument As Object, currentDocText As Object
  dim styleCursor As Object

  ' Variable assignments
  theCurrentDocument = ThisComponent
  currentDocText = theCurrentDocument.Text

  ' Task
  styleCursor = currentDocText.createTextCursor
  styleCursor.gotoNextParagraph(false)
  styleCursor.gotoNextWord(false)
  styleCursor.gotoEndOfWord(true)
  styleCursor.CharStyleName = "Emphasis"

end sub

sub findCharStyleinDocument()

' Declarations:
  dim theCurrentDocument As Object
  dim mySearchOperation As Object, foundStuff As Variant
  dim appliedCharStyle(0) As New com.sun.star.beans.PropertyValue

' Assignments:
  ' Document object
  theCurrentDocument = ThisComponent

  ' Style that is being looked for
  appliedCharStyle(0).Name = com.sun.star.style.CharacterProperties.CharStyleName
  appliedCharStyle(0).Value = "Accentuation"

  ' Search operation
  mySearchOperation = theCurrentDocument.createSearchDescriptor
  mySearchOperation.SearchAttributes = appliedCharStyle()
  mySearchOperation.ValueSearch = True

  foundStuff = theCurrentDocument.findAll(mySearchOperation)

' Print Job:
print "Occurrences: " &amp; foundStuff.Count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StyleEnhancer/dialog-lb.xml><?xml version="1.0" encoding="utf-8"?>
<!DOCTYPE library  PUBLIC '-//OpenOffice.org//DTD OfficeDocument 1.0//EN'  'library.dtd'>
<library:library xmlns:library="http://openoffice.org/2000/library" library:name="StyleEnhancer"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